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EventSetDescriptor.ControlEventSetDescriptor( String eventSetName , Class &lt; ? &gt; listenerType , MethodDescriptor [ ] listenerMethodDescriptors , Method addListenerMethod , Method removeListenerMethod , Method getListen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EventSetDescriptor.getGetListener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